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8" office:value-type="string" office:string-value="Transportation Status Request. Details">
            <text:p>Transportation Status Request. Details</text:p>
          </table:table-cell>
          <table:table-cell table:style-name="ce8" office:value-type="string" office:string-value=""/>
          <table:table-cell table:style-name="ce8" office:value-type="string" office:string-value="Transportation Status Request">
            <text:p>Transportation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ation Status report.">
            <text:p>A document requesting a Transportation Status repor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Request. UBL Version Identifier. Identifier">
            <text:p>Transportation Status Request. UBL Vers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Request. Customization Identifier. Identifier">
            <text:p>Transportation Status Request. Customiza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Request. Profile Identifier. Identifier">
            <text:p>Transportation Status Request. Profile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Request. Profile Execution Identifier. Identifier">
            <text:p>Transportation Status Request. Profile Execu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Request. Identifier">
            <text:p>Transportation Status Request.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Request. Carrier Assigned_ Identifier. Identifier">
            <text:p>Transportation Status Request. Carrier Assigned_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Request. UUID. Identifier">
            <text:p>Transportation Status Request. UUID.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Request. Issue Date. Date">
            <text:p>Transportation Status Request. Issue Date. Dat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Request. Issue Time. Time">
            <text:p>Transportation Status Request. Issue Time. Ti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Request. Name">
            <text:p>Transportation Status Request. Na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Request. Description. Text">
            <text:p>Transportation Status Request. Description.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document instance.">
            <text:p>A 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Request. Note. Text">
            <text:p>Transportation Status Request. Note.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Request. Shipping Order Identifier. Identifier">
            <text:p>Transportation Status Request. Shipping Order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Request. Other_ Instruction. Text">
            <text:p>Transportation Status Request. Other_ Instruction. Text</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Request. Transportation Status Type Code. Code">
            <text:p>Transportation Status Request. Transportation Status Type Code. Cod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requested in a Transportation Status document.">
            <text:p>A code signifying the type of status request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Transportation Status Request. Sender_ Party. Party">
            <text:p>Transportation Status Request. Send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Transportation Status Request. Receiver_ Party. Party">
            <text:p>Transportation Status Request. Receiv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10"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10" office:value-type="string" office:string-value="Transportation Status Request. Consignment">
            <text:p>Transportation Status Request. Consignment</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regarding which status is requested.">
            <text:p>A consignment regarding which status is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10" office:value-type="string" office:string-value="Transportation Status Request. Document Reference">
            <text:p>Transportation Status Request.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10" office:value-type="string" office:string-value="Transportation Status Request. Signature">
            <text:p>Transportation Status Request. Signatur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10" office:value-type="string" office:string-value="Transportation Status Request. Requested Status_ Location. Location">
            <text:p>Transportation Status Request. Requested Status_ Location. Location</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4]"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10" office:value-type="string" office:string-value="Transportation Status Request. Requested Status_ Period. Period">
            <text:p>Transportation Status Request. Requested Status_ Period. Period</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5]"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requested.">
            <text:p>A perio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